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T1" style:family="text">
      <style:text-properties fo:font-family="'Comic Sans MS'" style:font-family-generic="script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9.578cm" svg:height="1.136cm" svg:x="3.286cm" svg:y="3.032cm">
          <draw:text-box>
            <text:p>BASIC <text:span text:style-name="T1">KNOWLEDGE</text:span> COURS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van </meta:initial-creator>
    <meta:creation-date>2014-06-27T12:28:46</meta:creation-date>
    <dc:date>2014-06-27T12:37:46</dc:date>
    <dc:creator>stevan </dc:creator>
    <meta:editing-duration>P0D</meta:editing-duration>
    <meta:editing-cycles>1</meta:editing-cycles>
    <meta:document-statistic meta:object-count="1"/>
    <meta:generator>LibreOffice/3.5$Linux_X86_64 LibreOffice_project/350m1$Build-2</meta:generator>
  </office:meta>
</office:document-meta>
</file>